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/>
      <style:text-properties officeooo:rsid="000a830c" officeooo:paragraph-rsid="000b0601"/>
    </style:style>
    <style:style style:name="P2" style:family="paragraph" style:parent-style-name="Standard">
      <style:paragraph-properties fo:margin-top="0in" fo:margin-bottom="0in" style:contextual-spacing="false"/>
      <style:text-properties officeooo:rsid="000a830c" officeooo:paragraph-rsid="000c476b"/>
    </style:style>
    <style:style style:name="P3" style:family="paragraph" style:parent-style-name="Standard">
      <style:paragraph-properties fo:margin-top="0in" fo:margin-bottom="0in" style:contextual-spacing="false"/>
      <style:text-properties officeooo:paragraph-rsid="000b0601"/>
    </style:style>
    <style:style style:name="P4" style:family="paragraph" style:parent-style-name="Standard">
      <style:paragraph-properties fo:margin-top="0in" fo:margin-bottom="0in" style:contextual-spacing="false"/>
      <style:text-properties officeooo:rsid="000c476b" officeooo:paragraph-rsid="000c476b"/>
    </style:style>
    <style:style style:name="P5" style:family="paragraph" style:parent-style-name="Standard" style:master-page-name="Standard">
      <style:paragraph-properties fo:margin-top="0in" fo:margin-bottom="0in" style:contextual-spacing="false" style:page-number="auto"/>
      <style:text-properties officeooo:paragraph-rsid="000b0601"/>
    </style:style>
    <style:style style:name="P6" style:family="paragraph" style:parent-style-name="Standard">
      <style:paragraph-properties fo:margin-top="0in" fo:margin-bottom="0in" style:contextual-spacing="false"/>
      <style:text-properties officeooo:rsid="000a830c" officeooo:paragraph-rsid="000e31b6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a830c"/>
    </style:style>
    <style:style style:name="T3" style:family="text">
      <style:text-properties officeooo:rsid="000c476b"/>
    </style:style>
    <style:style style:name="T4" style:family="text">
      <style:text-properties fo:font-weight="normal" officeooo:rsid="000c476b" style:font-weight-asian="normal" style:font-weight-complex="normal"/>
    </style:style>
    <style:style style:name="T5" style:family="text">
      <style:text-properties officeooo:rsid="000e31b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Product Name</text:span> : News Rank</text:p>
      <text:p text:style-name="P3"><text:span text:style-name="T1">Team Name</text:span> : Royalty Inc.</text:p>
      <text:p text:style-name="P3"><text:span text:style-name="T1">Sprint Completion Date: </text:span><text:span text:style-name="T4">05/16/17</text:span></text:p>
      <text:p text:style-name="P3"><text:span text:style-name="T1">Revision Number</text:span> : <text:span text:style-name="T2">1.0</text:span></text:p>
      <text:p text:style-name="P3"><text:span text:style-name="T1">Revision Date</text:span> : <text:span text:style-name="T3">05/01/</text:span>17</text:p>
      <text:p text:style-name="P3"/>
      <text:p text:style-name="P4">Goals:</text:p>
      <text:p text:style-name="P4">Sprint two is based around gathering and interpreting data, it also includes experimenting with different ways to display this information to the user.</text:p>
      <text:p text:style-name="P3"/>
      <text:p text:style-name="P1">Task Listing:</text:p>
      <text:p text:style-name="P1"/>
      <text:p text:style-name="P2">User Story 1: <text:s text:c="2"/>As a developer I want to be able to aggregate the data from user searches to form conclusions from user input</text:p>
      <text:p text:style-name="P1"/>
      <text:p text:style-name="P1">1. <text:span text:style-name="T3">Link Django and PostegreSQL</text:span></text:p>
      <text:p text:style-name="P1">2. <text:span text:style-name="T3">Link Heroku and PostereSQL</text:span></text:p>
      <text:p text:style-name="P1"/>
      <text:p text:style-name="P2">User Story 2: <text:s/>As a user I would like to visualize the sentiment data from Twitter [L]</text:p>
      <text:p text:style-name="P1"/>
      <text:p text:style-name="P1">1. <text:span text:style-name="T3">Build a graph based on TweetPys NLTK returns.</text:span></text:p>
      <text:p text:style-name="P1"/>
      <text:p text:style-name="P2">User Story 3: As a developer I want to create a live feed to see the primary source of the data </text:p>
      <text:p text:style-name="P1"/>
      <text:p text:style-name="P1">1. <text:span text:style-name="T3">Link twitter feed into UI</text:span></text:p>
      <text:p text:style-name="P1">2. <text:span text:style-name="T3">Grab the proper tweets based on TweetPys analysis</text:span></text:p>
      <text:p text:style-name="P1"/>
      <text:p text:style-name="P1">Team Roles:</text:p>
      <text:p text:style-name="P1">Andrew: Scrummaster / developer</text:p>
      <text:p text:style-name="P1">Sukhpreet: Developer</text:p>
      <text:p text:style-name="P1">Luc: Developer</text:p>
      <text:p text:style-name="P1">Jen: Developer</text:p>
      <text:p text:style-name="P1">Froy: PO/Developer</text:p>
      <text:p text:style-name="P1">Danay: Developer</text:p>
      <text:p text:style-name="P1"/>
      <text:p text:style-name="P1">Initial Task Assignment:</text:p>
      <text:p text:style-name="P1"/>
      <text:p text:style-name="P1">Froy: <text:span text:style-name="T3">Twitter / Facebook scraper</text:span></text:p>
      <text:p text:style-name="P1">Andrew: <text:span text:style-name="T3">TweetPy</text:span></text:p>
      <text:p text:style-name="P1">Sukhpreet: <text:span text:style-name="T3">Twitter / Facebook scraper</text:span></text:p>
      <text:p text:style-name="P1">Luc: Heroku</text:p>
      <text:p text:style-name="P1">Jen: UI</text:p>
      <text:p text:style-name="P1">Danay:UI</text:p>
      <text:p text:style-name="P1"/>
      <text:p text:style-name="P6"><text:soft-page-break/>Scrum Board on <text:span text:style-name="T5">Zube: https://zube.io/newsrank/new-project/w/workspace-1/sprintboard?where%5Bsprint_id%5D=15904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Arial3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/>
    </style:style>
    <style:style style:name="normal" style:family="paragraph" style:default-outline-level="">
      <style:paragraph-properties fo:orphans="2" fo:widows="2" style:writing-mode="lr-tb"/>
    </style:style>
    <style:style style:name="Heading_20_1" style:display-name="Heading 1" style:family="paragraph" style:parent-style-name="normal" style:default-outline-level="" style:class="text">
      <style:paragraph-properties fo:margin-top="0.278in" fo:margin-bottom="0.0835in" style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default-outline-level="" style:class="text">
      <style:paragraph-properties fo:margin-top="0.25in" fo:margin-bottom="0.0835in" style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default-outline-level="" style:class="text">
      <style:paragraph-properties fo:margin-top="0.222in" fo:margin-bottom="0.0555in" style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default-outline-level="" style:class="text">
      <style:paragraph-properties fo:margin-top="0.1945in" fo:margin-bottom="0.0555in" style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default-outline-level="" style:class="text">
      <style:paragraph-properties fo:margin-top="0.1665in" fo:margin-bottom="0.0555in" style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default-outline-level="" style:class="chapter">
      <style:paragraph-properties fo:margin-top="0in" fo:margin-bottom="0.0417in" style:contextual-spacing="true" fo:line-height="100%" fo:text-align="start" style:justify-single-word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default-outline-level="" style:class="chapter">
      <style:paragraph-properties fo:margin-top="0in" fo:margin-bottom="0.222in" style:contextual-spacing="true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1T04:34:53.291000000</dc:date>
    <meta:generator>LibreOffice/4.1.1.2$Windows_x86 LibreOffice_project/7e4286b58adc75a14f6d83f53a03b6c11fa2903</meta:generator>
    <meta:editing-duration>P0D</meta:editing-duration>
    <meta:editing-cycles>2</meta:editing-cycles>
    <meta:document-statistic meta:table-count="0" meta:image-count="0" meta:object-count="0" meta:page-count="2" meta:paragraph-count="31" meta:word-count="185" meta:character-count="1157" meta:non-whitespace-character-count="999"/>
  </office:meta>
</office:document-meta>
</file>